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7cm"/>
    </style:style>
    <style:style style:name="co3" style:family="table-column">
      <style:table-column-properties fo:break-before="auto" style:column-width="8.46cm"/>
    </style:style>
    <style:style style:name="co5" style:family="table-column">
      <style:table-column-properties fo:break-before="auto" style:column-width="1.99cm"/>
    </style:style>
    <style:style style:name="co6" style:family="table-column">
      <style:table-column-properties fo:break-before="auto" style:column-width="5.999cm"/>
    </style:style>
    <style:style style:name="co7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3">
          <table:table-cell table:style-name="ce1" office:value-type="string" calcext:value-type="string" table:number-columns-spanned="4" table:number-rows-spanned="1">
            <text:p>Tâche</text:p>
          </table:table-cell>
          <table:covered-table-cell table:number-columns-repeated="3"/>
          <table:table-cell table:style-name="ce4" office:value-type="string" calcext:value-type="string">
            <text:p>Durée</text:p>
          </table:table-cell>
          <table:table-cell table:style-name="ce4" office:value-type="string" calcext:value-type="string">
            <text:p>Ressources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 table:number-columns-spanned="4" table:number-rows-spanned="1">
            <text:p>Réalisation d'un injecteur de requêtes</text:p>
          </table:table-cell>
          <table:covered-table-cell table:number-columns-repeated="3"/>
          <table:table-cell/>
          <table:table-cell office:value-type="string" calcext:value-type="string">
            <text:p>T. Fleury, S. Labassi, A. Lavaire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Définition des besoins</text:p>
          </table:table-cell>
          <table:covered-table-cell table:number-columns-repeated="2"/>
          <table:table-cell/>
          <table:table-cell office:value-type="string" calcext:value-type="string">
            <text:p>T. Fleury, S. Labassi, A. Lavaire, E. Lécharny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Conception architecturale</text:p>
          </table:table-cell>
          <table:covered-table-cell table:number-columns-repeated="2"/>
          <table:table-cell/>
          <table:table-cell office:value-type="string" calcext:value-type="string">
            <text:p>T. Fleury, S. Labassi, A. Lavaire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Schéma de la future architecture</text:p>
          </table:table-cell>
          <table:covered-table-cell/>
          <table:table-cell/>
          <table:table-cell office:value-type="string" calcext:value-type="string">
            <text:p>T. Fleury, S. Labassi, A. Lavaire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Déterminer le protocole contrôleur - agent</text:p>
          </table:table-cell>
          <table:covered-table-cell/>
          <table:table-cell table:number-columns-repeated="1020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Tester les parseurs XML et Json</text:p>
          </table:table-cell>
          <table:covered-table-cell/>
          <table:table-cell/>
          <table:table-cell office:value-type="string" calcext:value-type="string">
            <text:p>S. Labassi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Précompilation des requêtes LDAP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Etude des logiciels existants</text:p>
          </table:table-cell>
          <table:covered-table-cell table:number-columns-repeated="2"/>
          <table:table-cell/>
          <table:table-cell office:value-type="string" calcext:value-type="string">
            <text:p>A. Lavaire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Tester les logiciels</text:p>
          </table:table-cell>
          <table:covered-table-cell/>
          <table:table-cell/>
          <table:table-cell office:value-type="string" calcext:value-type="string">
            <text:p>A. Lavaire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Etablir une grille de lecture</text:p>
          </table:table-cell>
          <table:covered-table-cell/>
          <table:table-cell/>
          <table:table-cell office:value-type="string" calcext:value-type="string">
            <text:p>A. Lavaire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Déterminer les fonctionnalités réutilisables</text:p>
          </table:table-cell>
          <table:covered-table-cell/>
          <table:table-cell/>
          <table:table-cell office:value-type="string" calcext:value-type="string">
            <text:p>A. Lavaire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Mise en place de l'environnement de test</text:p>
          </table:table-cell>
          <table:covered-table-cell table:number-columns-repeated="2"/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3">
          <table:table-cell/>
          <table:table-cell table:style-name="ce2"/>
          <table:table-cell office:value-type="string" calcext:value-type="string">
            <text:p>Configuration du serveur cible</text:p>
          </table:table-cell>
          <table:table-cell table:number-columns-repeated="2"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Installation de l'OS</text:p>
          </table:table-cell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Installation d'un serveur logiciel LDAP</text:p>
          </table:table-cell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Configuration des agents (Raspberry Pi)</text:p>
          </table:table-cell>
          <table:covered-table-cell/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Installation de Raspbian</text:p>
          </table:table-cell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éploiement du code d'injection sur les agents</text:p>
          </table:table-cell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Déploiement du code du contrôleur des injecteurs</text:p>
          </table:table-cell>
          <table:covered-table-cell/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Test du système</text:p>
          </table:table-cell>
          <table:covered-table-cell/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éfinition d'un scénario de test</text:p>
          </table:table-cell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Lancement du scénario de test et récupération</text:p>
          </table:table-cell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Amélioration du logiciel</text:p>
          </table:table-cell>
          <table:covered-table-cell table:number-columns-repeated="2"/>
          <table:table-cell table:number-columns-repeated="1020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Réalisation du lot 1 : interface graphique</text:p>
          </table:table-cell>
          <table:covered-table-cell/>
          <table:table-cell table:number-columns-repeated="1020"/>
        </table:table-row>
        <table:table-row table:style-name="ro3">
          <table:table-cell table:number-columns-repeated="2"/>
          <table:table-cell table:style-name="ce2"/>
          <table:table-cell office:value-type="string" calcext:value-type="string">
            <text:p>Programmation du lot 1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"/>
          <table:table-cell office:value-type="string" calcext:value-type="string">
            <text:p>Intégration du lot 1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Réalisation du lot 2 : précompilation des requêtes LDAP</text:p>
          </table:table-cell>
          <table:covered-table-cell/>
          <table:table-cell table:number-columns-repeated="1020"/>
        </table:table-row>
        <table:table-row table:style-name="ro3">
          <table:table-cell table:number-columns-repeated="2"/>
          <table:table-cell table:style-name="ce2"/>
          <table:table-cell office:value-type="string" calcext:value-type="string">
            <text:p>Programmation du lot 2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"/>
          <table:table-cell office:value-type="string" calcext:value-type="string">
            <text:p>Intégration du lot 2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Réalisation du lot 3 : </text:p>
          </table:table-cell>
          <table:covered-table-cell/>
          <table:table-cell table:number-columns-repeated="1020"/>
        </table:table-row>
        <table:table-row table:style-name="ro3">
          <table:table-cell table:number-columns-repeated="2"/>
          <table:table-cell table:style-name="ce2"/>
          <table:table-cell office:value-type="string" calcext:value-type="string">
            <text:p>Programmation du lot 3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"/>
          <table:table-cell office:value-type="string" calcext:value-type="string">
            <text:p>Intégration du lot 3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Livraison du produit final</text:p>
          </table:table-cell>
          <table:covered-table-cell table:number-columns-repeated="2"/>
          <table:table-cell table:number-columns-repeated="1020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 style:data-style-name="N2" text:time-value="19:56:53.7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46S</meta:editing-duration>
    <meta:editing-cycles>7</meta:editing-cycles>
    <meta:generator>LibreOffice/4.2.6.3$Windows_x86 LibreOffice_project/3fd416d4c6db7d3204c17ce57a1d70f6e531ee21</meta:generator>
    <dc:date>2014-11-18T20:01:16.439000000</dc:date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